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Text_20_body" style:list-style-name="L3">
      <style:text-properties fo:font-size="6pt" style:font-size-asian="5.25pt" style:font-size-complex="6pt"/>
    </style:style>
    <style:style style:name="P8" style:family="paragraph" style:parent-style-name="Text_20_body" style:list-style-name="L4">
      <style:text-properties fo:font-size="6pt" style:font-size-asian="5.25pt" style:font-size-complex="6pt"/>
    </style:style>
    <style:style style:name="P9" style:family="paragraph" style:parent-style-name="Text_20_body" style:list-style-name="L5">
      <style:text-properties fo:font-size="6pt" style:font-size-asian="5.25pt" style:font-size-complex="6pt"/>
    </style:style>
    <style:style style:name="P10" style:family="paragraph" style:parent-style-name="Text_20_body" style:list-style-name="L6">
      <style:text-properties fo:font-size="6pt" style:font-size-asian="5.25pt" style:font-size-complex="6pt"/>
    </style:style>
    <style:style style:name="P11" style:family="paragraph" style:parent-style-name="Text_20_body" style:list-style-name="L7">
      <style:text-properties fo:font-size="6pt" style:font-size-asian="5.25pt" style:font-size-complex="6pt"/>
    </style:style>
    <style:style style:name="P12" style:family="paragraph" style:parent-style-name="Text_20_body" style:list-style-name="L8">
      <style:text-properties fo:font-size="6pt" style:font-size-asian="5.25pt" style:font-size-complex="6pt"/>
    </style:style>
    <style:style style:name="P13" style:family="paragraph" style:parent-style-name="Text_20_body" style:list-style-name="L9">
      <style:text-properties fo:font-size="6pt" style:font-size-asian="5.25pt" style:font-size-complex="6pt"/>
    </style:style>
    <style:style style:name="P14" style:family="paragraph" style:parent-style-name="Text_20_body" style:list-style-name="L10">
      <style:text-properties fo:font-size="6pt" style:font-size-asian="5.25pt" style:font-size-complex="6pt"/>
    </style:style>
    <style:style style:name="P15" style:family="paragraph" style:parent-style-name="Text_20_body" style:list-style-name="L11">
      <style:text-properties fo:font-size="6pt" style:font-size-asian="5.25pt" style:font-size-complex="6pt"/>
    </style:style>
    <style:style style:name="P16" style:family="paragraph" style:parent-style-name="Text_20_body" style:list-style-name="L12">
      <style:text-properties fo:font-size="6pt" style:font-size-asian="5.25pt" style:font-size-complex="6pt"/>
    </style:style>
    <style:style style:name="P17" style:family="paragraph" style:parent-style-name="Heading_20_3">
      <style:text-properties fo:font-size="6pt" style:font-size-asian="5.25pt" style:font-size-complex="6pt"/>
    </style:style>
    <style:style style:name="P18" style:family="paragraph" style:parent-style-name="Text_20_body" style:list-style-name="L13">
      <style:text-properties fo:font-size="6pt" style:font-size-asian="5.25pt" style:font-size-complex="6pt"/>
    </style:style>
    <style:style style:name="P19" style:family="paragraph" style:parent-style-name="Text_20_body" style:list-style-name="L14">
      <style:text-properties fo:font-size="6pt" style:font-size-asian="5.25pt" style:font-size-complex="6pt"/>
    </style:style>
    <style:style style:name="P20" style:family="paragraph" style:parent-style-name="Text_20_body" style:list-style-name="L15">
      <style:text-properties fo:font-size="6pt" style:font-size-asian="5.25pt" style:font-size-complex="6pt"/>
    </style:style>
    <style:style style:name="P21" style:family="paragraph" style:parent-style-name="Text_20_body" style:list-style-name="L16">
      <style:text-properties fo:font-size="6pt" style:font-size-asian="5.25pt" style:font-size-complex="6pt"/>
    </style:style>
    <style:style style:name="P22" style:family="paragraph" style:parent-style-name="Text_20_body" style:list-style-name="L17">
      <style:text-properties fo:font-size="6pt" style:font-size-asian="5.25pt" style:font-size-complex="6pt"/>
    </style:style>
    <style:style style:name="P23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OBOCHEF — MASTER PATENT &amp; LEGAL STRATEGY DOCUMENT</text:span></text:h>
      <text:h text:style-name="P2" text:outline-level="2"><text:span text:style-name="Strong_20_Emphasis">SECTION 6 — Drawings &amp; Embodiment Descriptions</text:span></text:h>
      <text:p text:style-name="P3"><text:span text:style-name="Strong_20_Emphasis">Inventor:</text:span> <text:span text:style-name="Emphasis">Meir Niv</text:span></text:p>
      <text:p text:style-name="P3">This section describes <text:span text:style-name="Strong_20_Emphasis">what the drawings will contain</text:span>, how the system looks, how the humanoid and appliance embodiments operate, and how the AEC-controlled ingredient chain works.</text:p>
      <text:p text:style-name="P3">🚨 <text:span text:style-name="Emphasis">You do NOT need actual images to file a provisional patent.</text:span><text:line-break/>🚨 <text:span text:style-name="Emphasis">You only need detailed descriptions of the drawings.</text:span><text:line-break/>We can add drawings later — for now, we describe them in full patent style.</text:p>
      <text:p text:style-name="P4"/>
      <text:h text:style-name="P1" text:outline-level="1"><text:span text:style-name="Strong_20_Emphasis">SECTION 6 — DRAWINGS &amp; EMBODIMENT DESCRIPTIONS</text:span></text:h>
      <text:h text:style-name="P2" text:outline-level="2"><text:span text:style-name="Strong_20_Emphasis">FIGURE OVERVIEW</text:span></text:h>
      <text:p text:style-name="P3">Your patent will include <text:span text:style-name="Strong_20_Emphasis">at least 12 figures</text:span>.<text:line-break/>Below is the official description of what each figure represents.</text:p>
      <text:p text:style-name="P4"/>
      <text:h text:style-name="P2" text:outline-level="2"><text:span text:style-name="Strong_20_Emphasis">FIG. 1 — System Overview</text:span></text:h>
      <text:p text:style-name="P3">A block diagram depicting the overall RoboChef meal preparation ecosystem:</text:p>
      <text:list text:style-name="L1">
        <text:list-item>
          <text:p text:style-name="P5">Humanoid chef robot / robotic appliance</text:p>
        </text:list-item>
        <text:list-item>
          <text:p text:style-name="P5">Ingredient packaging supply chain</text:p>
        </text:list-item>
        <text:list-item>
          <text:p text:style-name="P5">AEC generation system</text:p>
        </text:list-item>
        <text:list-item>
          <text:p text:style-name="P5">Cloud AI recipe database</text:p>
        </text:list-item>
        <text:list-item>
          <text:p text:style-name="P5">User interface (mobile app, tablet, desktop)</text:p>
        </text:list-item>
        <text:list-item>
          <text:p text:style-name="P5">Secure verification communication path</text:p>
        </text:list-item>
        <text:list-item>
          <text:p text:style-name="P5">Cooking execution subsystem</text:p>
        </text:list-item>
      </text:list>
      <text:p text:style-name="P3">Shows how all the modules interact.</text:p>
      <text:p text:style-name="P4"/>
      <text:h text:style-name="P2" text:outline-level="2"><text:span text:style-name="Strong_20_Emphasis">FIG. 2 — Humanoid Robot Architecture</text:span></text:h>
      <text:p text:style-name="P3">A diagram of the humanoid robot used to prepare meals:</text:p>
      <text:list text:style-name="L2">
        <text:list-item>
          <text:p text:style-name="P6">Head with visual sensors (cameras, depth sensing, thermal)</text:p>
        </text:list-item>
        <text:list-item>
          <text:p text:style-name="P6">Arms with multi-axis joints</text:p>
        </text:list-item>
        <text:list-item>
          <text:p text:style-name="P6">Hands with grippers capable of holding utensils</text:p>
        </text:list-item>
        <text:list-item>
          <text:p text:style-name="P6">Torso containing control electronics</text:p>
        </text:list-item>
        <text:list-item>
          <text:p text:style-name="P6">Portable or anchored base</text:p>
        </text:list-item>
        <text:list-item>
          <text:p text:style-name="P6">Optional “kitchen mobility” module</text:p>
        </text:list-item>
        <text:list-item>
          <text:p text:style-name="P6">Mount points for commercially available kitchen appliances</text:p>
        </text:list-item>
      </text:list>
      <text:p text:style-name="P3">This figure protects the <text:span text:style-name="Strong_20_Emphasis">use of a humanoid robot for cooking with AEC-restricted food</text:span>.</text:p>
      <text:p text:style-name="P4"/>
      <text:h text:style-name="P2" text:outline-level="2"><text:span text:style-name="Strong_20_Emphasis">FIG. 3 — Appliance-Style RoboChef Architecture</text:span></text:h>
      <text:p text:style-name="P3">Shows the alternative embodiment:</text:p>
      <text:list text:style-name="L3">
        <text:list-item>
          <text:p text:style-name="P7">Capsule insertion port</text:p>
        </text:list-item>
        <text:list-item>
          <text:p text:style-name="P7">AEC scanner (barcode/QR/RFID/NFC/microchip reader)</text:p>
        </text:list-item>
        <text:list-item>
          <text:p text:style-name="P7">Internal sealed cutting chamber</text:p>
        </text:list-item>
        <text:list-item>
          <text:p text:style-name="P7">Mixing module</text:p>
        </text:list-item>
        <text:list-item>
          <text:p text:style-name="P7"><text:soft-page-break/>Heating/cooking chamber</text:p>
        </text:list-item>
        <text:list-item>
          <text:p text:style-name="P7">Plating tray</text:p>
        </text:list-item>
        <text:list-item>
          <text:p text:style-name="P7">Embedded touchscreen interface</text:p>
        </text:list-item>
      </text:list>
      <text:p text:style-name="P3">Protects the <text:span text:style-name="Strong_20_Emphasis">non-humanoid version</text:span>.</text:p>
      <text:p text:style-name="P4"/>
      <text:h text:style-name="P2" text:outline-level="2"><text:span text:style-name="Strong_20_Emphasis">FIG. 4 — AEC Scanning &amp; Authentication Process</text:span></text:h>
      <text:p text:style-name="P3">Illustrates:</text:p>
      <text:list text:style-name="L4">
        <text:list-item>
          <text:p text:style-name="P8">How the ingredient capsule/package is scanned</text:p>
        </text:list-item>
        <text:list-item>
          <text:p text:style-name="P8">Verification signal flow</text:p>
        </text:list-item>
        <text:list-item>
          <text:p text:style-name="P8">Lock/unlock mechanism</text:p>
        </text:list-item>
        <text:list-item>
          <text:p text:style-name="P8">Daily rotating encryption keys</text:p>
        </text:list-item>
        <text:list-item>
          <text:p text:style-name="P8">Reject action when AEC fails</text:p>
        </text:list-item>
      </text:list>
      <text:p text:style-name="P3">This is key to protecting the <text:span text:style-name="Strong_20_Emphasis">digital rights management (DRM) of food</text:span>.</text:p>
      <text:p text:style-name="P4"/>
      <text:h text:style-name="P2" text:outline-level="2"><text:span text:style-name="Strong_20_Emphasis">FIG. 5 — Ingredient Capsule / Sealed Package</text:span></text:h>
      <text:p text:style-name="P3">This figure shows:</text:p>
      <text:list text:style-name="L5">
        <text:list-item>
          <text:p text:style-name="P9">Capsule shell</text:p>
        </text:list-item>
        <text:list-item>
          <text:p text:style-name="P9">Code location (printed barcode, microchip, RFID)</text:p>
        </text:list-item>
        <text:list-item>
          <text:p text:style-name="P9">Tamper-evident seal</text:p>
        </text:list-item>
        <text:list-item>
          <text:p text:style-name="P9">Single-use rupture zone (opened only after verification)</text:p>
        </text:list-item>
        <text:list-item>
          <text:p text:style-name="P9">Multi-compartment capsule for multi-ingredient dishes</text:p>
        </text:list-item>
      </text:list>
      <text:p text:style-name="P3">This protects your <text:span text:style-name="Strong_20_Emphasis">capsule business model</text:span>.</text:p>
      <text:p text:style-name="P4"/>
      <text:h text:style-name="P2" text:outline-level="2"><text:span text:style-name="Strong_20_Emphasis">FIG. 6 — Sequence Diagram of Meal Preparation</text:span></text:h>
      <text:p text:style-name="P3">Shows the steps:</text:p>
      <text:list text:style-name="L6">
        <text:list-item>
          <text:p text:style-name="P10">User selects recipe</text:p>
        </text:list-item>
        <text:list-item>
          <text:p text:style-name="P10">RoboChef checks ingredient availability</text:p>
        </text:list-item>
        <text:list-item>
          <text:p text:style-name="P10">AEC verification</text:p>
        </text:list-item>
        <text:list-item>
          <text:p text:style-name="P10">Capsule opening</text:p>
        </text:list-item>
        <text:list-item>
          <text:p text:style-name="P10">Cooking sequence (cut, mix, heat, plate)</text:p>
        </text:list-item>
        <text:list-item>
          <text:p text:style-name="P10">Meal delivery</text:p>
        </text:list-item>
      </text:list>
      <text:p text:style-name="P3">Essential to protect <text:span text:style-name="Strong_20_Emphasis">method claims</text:span>.</text:p>
      <text:p text:style-name="P4"/>
      <text:h text:style-name="P2" text:outline-level="2"><text:span text:style-name="Strong_20_Emphasis">FIG. 7 — Humanoid Robot Performing Cooking Actions</text:span></text:h>
      <text:p text:style-name="P3">Depicts the robot:</text:p>
      <text:list text:style-name="L7">
        <text:list-item>
          <text:p text:style-name="P11">Cutting vegetables</text:p>
        </text:list-item>
        <text:list-item>
          <text:p text:style-name="P11">Stirring a pot</text:p>
        </text:list-item>
        <text:list-item>
          <text:p text:style-name="P11">Seasoning food</text:p>
        </text:list-item>
        <text:list-item>
          <text:p text:style-name="P11">Using kitchen tools</text:p>
        </text:list-item>
        <text:list-item>
          <text:p text:style-name="P11">Operating stovetop, oven, blender</text:p>
        </text:list-item>
      </text:list>
      <text:p text:style-name="P3">This protects “<text:span text:style-name="Strong_20_Emphasis">robot chef in human kitchen</text:span>”.</text:p>
      <text:p text:style-name="P4"/>
      <text:h text:style-name="P2" text:outline-level="2"><text:soft-page-break/><text:span text:style-name="Strong_20_Emphasis">FIG. 8 — Cloud AI Architecture</text:span></text:h>
      <text:p text:style-name="P3">Shows:</text:p>
      <text:list text:style-name="L8">
        <text:list-item>
          <text:p text:style-name="P12">User preferences</text:p>
        </text:list-item>
        <text:list-item>
          <text:p text:style-name="P12">Recipe database</text:p>
        </text:list-item>
        <text:list-item>
          <text:p text:style-name="P12">ML personalization</text:p>
        </text:list-item>
        <text:list-item>
          <text:p text:style-name="P12">Continuous feedback loop</text:p>
        </text:list-item>
        <text:list-item>
          <text:p text:style-name="P12">Training dataset from all robot usage</text:p>
        </text:list-item>
        <text:list-item>
          <text:p text:style-name="P12">Security and encryption systems</text:p>
        </text:list-item>
      </text:list>
      <text:p text:style-name="P3">This protects your <text:span text:style-name="Strong_20_Emphasis">data moat</text:span>.</text:p>
      <text:p text:style-name="P4"/>
      <text:h text:style-name="P2" text:outline-level="2"><text:span text:style-name="Strong_20_Emphasis">FIG. 9 — Vendor AEC Code Licensing System</text:span></text:h>
      <text:p text:style-name="P3">Illustrates:</text:p>
      <text:list text:style-name="L9">
        <text:list-item>
          <text:p text:style-name="P13">Vendors requesting AEC codes</text:p>
        </text:list-item>
        <text:list-item>
          <text:p text:style-name="P13">Licensing model</text:p>
        </text:list-item>
        <text:list-item>
          <text:p text:style-name="P13">AEC distribution server</text:p>
        </text:list-item>
        <text:list-item>
          <text:p text:style-name="P13">Vendor tier levels</text:p>
        </text:list-item>
        <text:list-item>
          <text:p text:style-name="P13">Payment flow</text:p>
        </text:list-item>
        <text:list-item>
          <text:p text:style-name="P13">Use tracking system</text:p>
        </text:list-item>
      </text:list>
      <text:p text:style-name="P3">Protects recurring revenue.</text:p>
      <text:p text:style-name="P4"/>
      <text:h text:style-name="P2" text:outline-level="2"><text:span text:style-name="Strong_20_Emphasis">FIG. 10 — User Custom Package Flow</text:span></text:h>
      <text:p text:style-name="P3">Shows:</text:p>
      <text:list text:style-name="L10">
        <text:list-item>
          <text:p text:style-name="P14">User creates custom ingredient package</text:p>
        </text:list-item>
        <text:list-item>
          <text:p text:style-name="P14">Package brought to RoboChef</text:p>
        </text:list-item>
        <text:list-item>
          <text:p text:style-name="P14">System reads AEC</text:p>
        </text:list-item>
        <text:list-item>
          <text:p text:style-name="P14">If popular, added to database</text:p>
        </text:list-item>
      </text:list>
      <text:p text:style-name="P3">Protects your “<text:span text:style-name="Strong_20_Emphasis">crowdsourced recipes turned into official capsules</text:span>”.</text:p>
      <text:p text:style-name="P4"/>
      <text:h text:style-name="P2" text:outline-level="2"><text:span text:style-name="Strong_20_Emphasis">FIG. 11 — Safety &amp; Sanitation Modules</text:span></text:h>
      <text:p text:style-name="P3">Illustrates:</text:p>
      <text:list text:style-name="L11">
        <text:list-item>
          <text:p text:style-name="P15">Auto-cleaning steam chamber</text:p>
        </text:list-item>
        <text:list-item>
          <text:p text:style-name="P15">Disposal of used capsules</text:p>
        </text:list-item>
        <text:list-item>
          <text:p text:style-name="P15">Self-sanitizing process</text:p>
        </text:list-item>
        <text:list-item>
          <text:p text:style-name="P15">Temperature monitoring</text:p>
        </text:list-item>
      </text:list>
      <text:p text:style-name="P3">Very important for FDA compliance and patent.</text:p>
      <text:p text:style-name="P4"/>
      <text:h text:style-name="P2" text:outline-level="2"><text:span text:style-name="Strong_20_Emphasis">FIG. 12 — Multi-Meal and Restaurant-Scale Embodiment</text:span></text:h>
      <text:p text:style-name="P3">Shows:</text:p>
      <text:list text:style-name="L12">
        <text:list-item>
          <text:p text:style-name="P16">Multi-meal assembly line</text:p>
        </text:list-item>
        <text:list-item>
          <text:p text:style-name="P16">Multiple robots/appliances working together</text:p>
        </text:list-item>
        <text:list-item>
          <text:p text:style-name="P16">High throughput layout for commercial kitchens</text:p>
        </text:list-item>
      </text:list>
      <text:p text:style-name="P3">Protects the restaurant market.</text:p>
      <text:p text:style-name="P4"><text:soft-page-break/></text:p>
      <text:p text:style-name="P4"/>
      <text:h text:style-name="P1" text:outline-level="1"><text:span text:style-name="Strong_20_Emphasis">6.2 DETAILED ELEMENT DESCRIPTIONS (Required for Patent Office)</text:span></text:h>
      <text:p text:style-name="P3">Each figure must include textual descriptions. Here they are:</text:p>
      <text:p text:style-name="P4"/>
      <text:h text:style-name="P17" text:outline-level="3"><text:span text:style-name="Strong_20_Emphasis">Humanoid Components</text:span></text:h>
      <text:list text:style-name="L13">
        <text:list-item>
          <text:p text:style-name="P18">Multi-axis robotic arm</text:p>
        </text:list-item>
        <text:list-item>
          <text:p text:style-name="P18">Force-torque sensors</text:p>
        </text:list-item>
        <text:list-item>
          <text:p text:style-name="P18">Fingertip tactile sensors</text:p>
        </text:list-item>
        <text:list-item>
          <text:p text:style-name="P18">Thermal camera</text:p>
        </text:list-item>
        <text:list-item>
          <text:p text:style-name="P18">AI motion-planning subsystem</text:p>
        </text:list-item>
        <text:list-item>
          <text:p text:style-name="P18">Safety stop boundaries</text:p>
        </text:list-item>
        <text:list-item>
          <text:p text:style-name="P18">Ability to use any commercial kitchen appliance</text:p>
        </text:list-item>
        <text:list-item>
          <text:p text:style-name="P18">Shelf, cabinet, and refrigerator interaction</text:p>
        </text:list-item>
      </text:list>
      <text:p text:style-name="P4"/>
      <text:h text:style-name="P17" text:outline-level="3"><text:span text:style-name="Strong_20_Emphasis">Appliance Components</text:span></text:h>
      <text:list text:style-name="L14">
        <text:list-item>
          <text:p text:style-name="P19">Sealed ingredient chamber</text:p>
        </text:list-item>
        <text:list-item>
          <text:p text:style-name="P19">Automated cutting/mixing module</text:p>
        </text:list-item>
        <text:list-item>
          <text:p text:style-name="P19">AEC scanner</text:p>
        </text:list-item>
        <text:list-item>
          <text:p text:style-name="P19">Safety interlocks</text:p>
        </text:list-item>
        <text:list-item>
          <text:p text:style-name="P19">Heating coil and cooling fans</text:p>
        </text:list-item>
        <text:list-item>
          <text:p text:style-name="P19">Mechanical actuator for capsule rupture</text:p>
        </text:list-item>
      </text:list>
      <text:p text:style-name="P4"/>
      <text:h text:style-name="P17" text:outline-level="3"><text:span text:style-name="Strong_20_Emphasis">AEC Security Components</text:span></text:h>
      <text:list text:style-name="L15">
        <text:list-item>
          <text:p text:style-name="P20">Daily random key generator</text:p>
        </text:list-item>
        <text:list-item>
          <text:p text:style-name="P20">Public/private key infrastructure</text:p>
        </text:list-item>
        <text:list-item>
          <text:p text:style-name="P20">Time-sensitive encryption</text:p>
        </text:list-item>
        <text:list-item>
          <text:p text:style-name="P20">Vendor authorization logs</text:p>
        </text:list-item>
        <text:list-item>
          <text:p text:style-name="P20">Anti-counterfeit system</text:p>
        </text:list-item>
      </text:list>
      <text:p text:style-name="P4"/>
      <text:h text:style-name="P17" text:outline-level="3"><text:span text:style-name="Strong_20_Emphasis">User Interface Elements</text:span></text:h>
      <text:list text:style-name="L16">
        <text:list-item>
          <text:p text:style-name="P21">Recipe selection UI</text:p>
        </text:list-item>
        <text:list-item>
          <text:p text:style-name="P21">Allergy alert system</text:p>
        </text:list-item>
        <text:list-item>
          <text:p text:style-name="P21">Nutrition calculator</text:p>
        </text:list-item>
        <text:list-item>
          <text:p text:style-name="P21">Cooking progress display</text:p>
        </text:list-item>
        <text:list-item>
          <text:p text:style-name="P21">Multi-device sync</text:p>
        </text:list-item>
      </text:list>
      <text:p text:style-name="P4"/>
      <text:h text:style-name="P17" text:outline-level="3"><text:span text:style-name="Strong_20_Emphasis">AI Personalization Elements</text:span></text:h>
      <text:list text:style-name="L17">
        <text:list-item>
          <text:p text:style-name="P22">Taste profile clustering</text:p>
        </text:list-item>
        <text:list-item>
          <text:p text:style-name="P22">“Family preference” training</text:p>
        </text:list-item>
        <text:list-item>
          <text:p text:style-name="P22"><text:soft-page-break/>Motion optimization</text:p>
        </text:list-item>
        <text:list-item>
          <text:p text:style-name="P22">Recipe-level fine-tuning</text:p>
        </text:list-item>
        <text:list-item>
          <text:p text:style-name="P22">Feedback logging</text:p>
        </text:list-item>
      </text:list>
      <text:p text:style-name="P4"/>
      <text:h text:style-name="P1" text:outline-level="1">✔️ Section 6 — DONE</text:h>
      <text:p text:style-name="P3">You're now ready for:</text:p>
      <text:h text:style-name="P17" text:outline-level="3"><text:span text:style-name="Strong_20_Emphasis">“Proceed with Section 7.”</text:span></text:h>
      <text:p text:style-name="P3">Just say the word.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2:57:25.818006600</meta:creation-date>
    <dc:date>2025-11-17T22:59:03.826354300</dc:date>
    <meta:editing-duration>PT1M38S</meta:editing-duration>
    <meta:editing-cycles>1</meta:editing-cycles>
    <meta:document-statistic meta:table-count="0" meta:image-count="0" meta:object-count="0" meta:page-count="5" meta:paragraph-count="149" meta:word-count="762" meta:character-count="4933" meta:non-whitespace-character-count="4397"/>
    <meta:generator>LibreOffice/25.8.2.2$Windows_X86_64 LibreOffice_project/d401f2107ccab8f924a8e2df40f573aab7605b6f</meta:generator>
  </office:meta>
</office:document-meta>
</file>